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paragraph-properties fo:line-height="150%"/>
      <style:text-properties officeooo:paragraph-rsid="001fa542"/>
    </style:style>
    <style:style style:name="P11" style:family="paragraph" style:parent-style-name="normal">
      <style:paragraph-properties fo:line-height="150%"/>
      <style:text-properties officeooo:paragraph-rsid="001fdfac"/>
    </style:style>
    <style:style style:name="P12" style:family="paragraph" style:parent-style-name="normal">
      <style:paragraph-properties fo:line-height="150%"/>
      <style:text-properties officeooo:paragraph-rsid="002225a2"/>
    </style:style>
    <style:style style:name="P13" style:family="paragraph" style:parent-style-name="normal">
      <style:paragraph-properties fo:line-height="150%"/>
      <style:text-properties officeooo:paragraph-rsid="0027a938"/>
    </style:style>
    <style:style style:name="P14" style:family="paragraph" style:parent-style-name="normal">
      <style:paragraph-properties fo:line-height="150%"/>
      <style:text-properties officeooo:rsid="001fa542" officeooo:paragraph-rsid="001fa542"/>
    </style:style>
    <style:style style:name="P15" style:family="paragraph" style:parent-style-name="normal">
      <style:paragraph-properties fo:line-height="150%"/>
      <style:text-properties officeooo:rsid="001fa542" officeooo:paragraph-rsid="00280d6b"/>
    </style:style>
    <style:style style:name="P16" style:family="paragraph" style:parent-style-name="normal">
      <style:paragraph-properties fo:line-height="150%"/>
      <style:text-properties officeooo:rsid="002bfeea" officeooo:paragraph-rsid="002bfeea"/>
    </style:style>
    <style:style style:name="P17" style:family="paragraph" style:parent-style-name="normal">
      <style:paragraph-properties fo:margin-top="0in" fo:margin-bottom="0.0835in" loext:contextual-spacing="false"/>
    </style:style>
    <style:style style:name="P18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9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20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21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22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1c1a6b"/>
    </style:style>
    <style:style style:name="P23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287ea" officeooo:paragraph-rsid="002287ea"/>
    </style:style>
    <style:style style:name="P24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2287ea"/>
    </style:style>
    <style:style style:name="P25" style:family="paragraph" style:parent-style-name="normal">
      <style:paragraph-properties fo:margin-left="1in" fo:margin-right="0in" fo:text-indent="-1in" style:auto-text-indent="false"/>
    </style:style>
    <style:style style:name="P26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27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28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29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P30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2287ea"/>
    </style:style>
    <style:style style:name="P31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rsid="0029de45" officeooo:paragraph-rsid="0029de45"/>
    </style:style>
    <style:style style:name="P32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33" style:family="paragraph" style:parent-style-name="normal">
      <style:paragraph-properties fo:margin-top="0in" fo:margin-bottom="0.0417in" loext:contextual-spacing="false"/>
    </style:style>
    <style:style style:name="P34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35" style:family="paragraph" style:parent-style-name="normal">
      <style:paragraph-properties fo:margin-left="0in" fo:margin-right="0in" fo:text-indent="0.5in" style:auto-text-indent="false"/>
    </style:style>
    <style:style style:name="P36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37" style:family="paragraph" style:parent-style-name="normal">
      <style:text-properties fo:font-weight="bold" officeooo:rsid="000ecdb8" officeooo:paragraph-rsid="002f8abf" style:font-weight-asian="bold" style:font-weight-complex="bold"/>
    </style:style>
    <style:style style:name="P38" style:family="paragraph" style:parent-style-name="normal">
      <style:text-properties fo:font-weight="bold" officeooo:rsid="000ecdb8" officeooo:paragraph-rsid="002ffc6c" style:font-weight-asian="bold" style:font-weight-complex="bold"/>
    </style:style>
    <style:style style:name="P39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40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41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42" style:family="paragraph" style:parent-style-name="normal">
      <style:paragraph-properties fo:line-height="150%" style:writing-mode="lr-tb"/>
      <style:text-properties fo:font-weight="normal" officeooo:rsid="00105b09" officeooo:paragraph-rsid="002ffc6c" style:font-weight-asian="normal" style:font-weight-complex="normal"/>
    </style:style>
    <style:style style:name="P43" style:family="paragraph" style:parent-style-name="normal">
      <style:paragraph-properties fo:line-height="150%" style:writing-mode="lr-tb"/>
      <style:text-properties fo:font-weight="normal" officeooo:rsid="002f8abf" officeooo:paragraph-rsid="002ffc6c" style:font-weight-asian="normal" style:font-weight-complex="normal"/>
    </style:style>
    <style:style style:name="P44" style:family="paragraph" style:parent-style-name="normal">
      <style:paragraph-properties fo:line-height="150%" style:writing-mode="lr-tb"/>
      <style:text-properties fo:font-weight="normal" officeooo:rsid="002ffc6c" officeooo:paragraph-rsid="002ffc6c" style:font-weight-asian="normal" style:font-weight-complex="normal"/>
    </style:style>
    <style:style style:name="P45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40a6a" officeooo:paragraph-rsid="0025163a"/>
    </style:style>
    <style:style style:name="P46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40a6a" officeooo:paragraph-rsid="00322636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e4f8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weight-complex="bold"/>
    </style:style>
    <style:style style:name="T11" style:family="text">
      <style:text-properties fo:font-style="italic" fo:font-weight="normal" style:font-style-asian="italic" style:font-weight-asian="normal" style:font-weight-complex="normal"/>
    </style:style>
    <style:style style:name="T12" style:family="text">
      <style:text-properties style:font-style-complex="italic"/>
    </style:style>
    <style:style style:name="T13" style:family="text">
      <style:text-properties fo:color="#ff3333" fo:font-style="italic" style:text-underline-style="none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f8abf" style:font-weight-asian="normal" style:font-weight-complex="normal"/>
    </style:style>
    <style:style style:name="T17" style:family="text">
      <style:text-properties fo:font-weight="normal" officeooo:rsid="002287ea" style:font-weight-asian="normal" style:font-weight-complex="normal"/>
    </style:style>
    <style:style style:name="T18" style:family="text">
      <style:text-properties officeooo:rsid="001596e9"/>
    </style:style>
    <style:style style:name="T19" style:family="text">
      <style:text-properties officeooo:rsid="00187bfb"/>
    </style:style>
    <style:style style:name="T20" style:family="text">
      <style:text-properties officeooo:rsid="0018e4f8"/>
    </style:style>
    <style:style style:name="T21" style:family="text">
      <style:text-properties officeooo:rsid="001a526b"/>
    </style:style>
    <style:style style:name="T22" style:family="text">
      <style:text-properties officeooo:rsid="001b5e25"/>
    </style:style>
    <style:style style:name="T23" style:family="text">
      <style:text-properties officeooo:rsid="001b71bc"/>
    </style:style>
    <style:style style:name="T24" style:family="text">
      <style:text-properties officeooo:rsid="001c1a6b"/>
    </style:style>
    <style:style style:name="T25" style:family="text">
      <style:text-properties officeooo:rsid="001e47e8"/>
    </style:style>
    <style:style style:name="T26" style:family="text">
      <style:text-properties officeooo:rsid="001fa542"/>
    </style:style>
    <style:style style:name="T27" style:family="text">
      <style:text-properties officeooo:rsid="001fdfac"/>
    </style:style>
    <style:style style:name="T28" style:family="text">
      <style:text-properties officeooo:rsid="0027a938"/>
    </style:style>
    <style:style style:name="T29" style:family="text">
      <style:text-properties officeooo:rsid="00280d6b"/>
    </style:style>
    <style:style style:name="T30" style:family="text">
      <style:text-properties officeooo:rsid="002a2b6b"/>
    </style:style>
    <style:style style:name="T31" style:family="text">
      <style:text-properties officeooo:rsid="002f8abf"/>
    </style:style>
    <style:style style:name="T32" style:family="text">
      <style:text-properties officeooo:rsid="002ffc6c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MATTEO RIONDATO</text:p>
      <text:p text:style-name="P2">Curriculum vitae</text:p>
      <text:p text:style-name="P2"/>
      <text:p text:style-name="P2">C2<text:span text:style-name="T23">14</text:span> Science Center<text:line-break/>25 East Drive<text:line-break/>Amherst, MA 01002, <text:span text:style-name="T21">USA</text:span></text:p>
      <text:p text:style-name="P2">rionda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7">Ph.D.<text:tab/><text:tab/><text:tab/><text:tab/>Computer Science, Brown University, 2014</text:p>
      <text:p text:style-name="P17">M.Sc.<text:tab/><text:tab/><text:tab/><text:tab/>Computer Science, Brown University, 2010</text:p>
      <text:p text:style-name="P17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21">2019–<text:tab/>Assistant Professor, Department of Computer Science, Amherst College</text:p>
      <text:p text:style-name="P21">201<text:span text:style-name="T18">6</text:span>–<text:tab/><text:span text:style-name="T25">Visiting</text:span> <text:span text:style-name="T18">Faculty (various titles)</text:span>, Department of Computer Science, Brown University</text:p>
      <text:p text:style-name="P21">2015<text:tab/>Postdoctoral Research Associate, Department of Computer Science, Brown University</text:p>
      <text:p text:style-name="P25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7">2015–<text:span text:style-name="T19">18</text:span><text:tab/>Research Scientist, Labs, Two Sigma Investments LP</text:p>
      <text:p text:style-name="P25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21">2018<text:tab/><text:span text:style-name="T5">M. Riondato </text:span>and E. Upfal. ABRA: Approximating Betweenness Centrality in Static and Dynamic Graphs with Rademacher Averages. <text:span text:style-name="T8">ACM Transactions on Knowledge Discovery from Data</text:span>, 12(5):61:1–61:38</text:p>
      <text:p text:style-name="P21"><text:soft-page-break/>2017<text:tab/>L. De Stefani, A. Epasto, <text:span text:style-name="T6">M. Riondato</text:span>, and E. Upfal. TRIÉST: Counting Local and Global Triangles in Fully-dynamic Streams with Fixed Memory Size. <text:span text:style-name="T8">ACM Transactions on Knowledge Discovery from Data</text:span>, 11(4):43:1–43:50, <text:span text:style-name="T5">Invited article to the special issue on the best papers from KDD 2016</text:span></text:p>
      <text:p text:style-name="P21">2017<text:span text:style-name="T12"><text:tab/>* </text:span><text:span text:style-name="T6">M. Riondato</text:span>, D. García-Soriano, and F. Bonchi. Graph Summarization with Quality Guarantees. <text:span text:style-name="T9">Data Mining and Knowledge Discovery</text:span>, 31(2):314–349</text:p>
      <text:p text:style-name="P21">2015<text:tab/>* <text:span text:style-name="T6">M. Riondato</text:span> and E. M. Kornaropoulos. Fast Approximation of Betweenness Centrality through Sampling. <text:span text:style-name="T9">Data Mining and Knowledge Discovery</text:span>, 30(2):438–475</text:p>
      <text:p text:style-name="P21">2014<text:tab/><text:span text:style-name="T6">M. Riondato</text:span> and E. Upfal. Efficient Discovery of Association Rules and Frequent Itemsets through Sampling with Tight Performance Guarantees. <text:span text:style-name="T9">ACM Transactions on Knowledge Discovery from Data</text:span>, 8(4):20:1–20:32</text:p>
      <text:p text:style-name="P26">2010<text:tab/>A. Pietracaprina, <text:span text:style-name="T6">M. Riondato</text:span>, E. Upfal, and F. Vandin. Mining Top-k Frequent Itemsets through Progressive Sampling. <text:span text:style-name="T9">Data Mining and Knowledge Discovery,</text:span> 21(2):310–326, <text:span text:style-name="T20">I</text:span><text:span text:style-name="T5">nvited article to the special issue on the best papers from </text:span><text:span text:style-name="T7">ECML PKDD 2010</text:span></text:p>
      <text:p text:style-name="normal"/>
      <text:p text:style-name="P3">Conference Proceedings</text:p>
      <text:p text:style-name="normal"/>
      <text:p text:style-name="P45">(to appear)<text:tab/>L. Pellegrina, <text:span text:style-name="T6">M. Riondato</text:span><text:span text:style-name="T15">, and F. Vandin. SPuManTE: Significant Pattern Mining with Statistical Testing. </text:span><text:span text:style-name="T11">Proceedings of the 25</text:span><text:span text:style-name="T4">th</text:span><text:span text:style-name="T11"> ACM SIGKDD International Conference on Knowledge Discovery and Data Mining </text:span><text:span text:style-name="T15">(KDD)</text:span></text:p>
      <text:p text:style-name="P46"><text:span text:style-name="T15">(to appear)<text:tab/>L. Pellegrina, </text:span><text:span text:style-name="T6">M. Riondato</text:span><text:span text:style-name="T15">, and F. Vandin. </text:span><text:span text:style-name="T17">Hypothesis testing and statistically-sound pattern mining.</text:span><text:span text:style-name="T15"> </text:span><text:span text:style-name="T11">Proceedings of the 25</text:span><text:span text:style-name="T4">th</text:span><text:span text:style-name="T11"> ACM SIGKDD International Conference on Knowledge Discovery and Data Mining </text:span><text:span text:style-name="T15">(KDD)</text:span></text:p>
      <text:p text:style-name="P22">2018<text:tab/>S. Servan-Schreiber, <text:span text:style-name="T5">M. Riondato</text:span><text:span text:style-name="T15">,</text:span> and E. Zgraggen. ProSecCo: Progressive Sequence Mining with Convergence Guarantees. <text:span text:style-name="T9">Proceedings of the 18</text:span><text:span text:style-name="T3">th</text:span><text:span text:style-name="T9"> IEEE International Conference on Data Mining</text:span> (ICDM), <text:span text:style-name="T24">417–426</text:span>, <text:span text:style-name="T6">Best Student Paper Award runner-up</text:span></text:p>
      <text:p text:style-name="P21">2018<text:tab/><text:span text:style-name="T5">M. Riondato</text:span> and F. Vandin. MiSoSouP: Mining Interesting Subgroups with Sampling and Pseudodimension. <text:span text:style-name="T8">Proceedings of the 24</text:span><text:span text:style-name="T2">th</text:span><text:span text:style-name="T8"> ACM SIGKDD International Conference on Knowledge Discovery and Data Mining </text:span>(KDD), pp. 2130–2139</text:p>
      <text:p text:style-name="P21">2016<text:tab/>L. De Stefani, A. Epasto, <text:span text:style-name="T6">M. Riondato</text:span>, and E. Upfal. TRIÉST: Counting Local and Global Triangles in Fully-dynamic Streams with Fixed Memory Size. <text:span text:style-name="T9">Proceedings of the 22</text:span><text:span text:style-name="T3">nd</text:span><text:span text:style-name="T9"> ACM SIGKDD International Conference on Knowledge Discovery and Data Mining </text:span>(KDD), pp. 825–834,<text:span text:style-name="T6"> Best Student Paper Award (Research Track)</text:span></text:p>
      <text:p text:style-name="P21">2016<text:tab/><text:span text:style-name="T6">M. Riondato</text:span> and E. Upfal. ABRA: Approximating Betweenness Centrality in Static and Dynamic Graphs with Rademacher Averages. <text:span text:style-name="T9">Proceedings of the 22</text:span><text:span text:style-name="T3">nd</text:span><text:span text:style-name="T9"> ACM SIGKDD International Conference on Knowledge Discovery and Data Mining </text:span>(KDD), pp. 1145–1154</text:p>
      <text:p text:style-name="P21"><text:soft-page-break/>2016<text:tab/>F. Bonchi, G. De Francisci Morales, <text:span text:style-name="T6">M. Riondato</text:span>, Centrality Measures on Big Graphs: Exact, Approximated, and Distributed Algorithms. <text:span text:style-name="T9">Proceedings of the 25</text:span><text:span text:style-name="T3">th</text:span><text:span text:style-name="T9"> International World Wide Web Conference </text:span>(WWW), Companion Volume, pp. 1017–1020</text:p>
      <text:p text:style-name="P21">2016<text:tab/>A. Mahmoody, <text:span text:style-name="T6">M. Riondato</text:span>, and E. Upfal. Wiggins: Detecting Valuable Information in Dynamic Networks with Limited Resources. <text:span text:style-name="T9">Proceedings of the 9</text:span><text:span text:style-name="T3">th</text:span><text:span text:style-name="T9"> ACM International Conference on Web Search and Data Mining</text:span> (WSDM), pp. 677–686</text:p>
      <text:p text:style-name="P21">2015<text:tab/><text:span text:style-name="T6">M. Riondato</text:span> and E. Upfal. Mining Frequent Itemsets through Progressive Sampling with Rademacher Averages. <text:span text:style-name="T9">Proceedings of the 21</text:span><text:span text:style-name="T3">st</text:span><text:span text:style-name="T9"> ACM SIGKDD International Conference on Knowledge Discovery and Data Mining </text:span>(KDD), pp. 1005–1014</text:p>
      <text:p text:style-name="P21">2015<text:tab/><text:span text:style-name="T6">M. Riondato</text:span> and E. Upfal. VC-Dimension and Rademacher Averages: From Statistical Learning Theory to Sampling Algorithms. <text:span text:style-name="T9">Proceedings of the 21</text:span><text:span text:style-name="T3">st</text:span><text:span text:style-name="T9"> ACM SIGKDD International Conference on Knowledge Discovery and Data Mining </text:span>(KDD), pp. 2321–2322</text:p>
      <text:p text:style-name="P21">2015<text:tab/>A. Anagnastopoulos, L. Becchetti, A. Fazzone, I. Mele, and <text:span text:style-name="T6">M. Riondato</text:span>. The Importance of Being Experts: Efficient Max-Finding in Crowdsourcing. <text:span text:style-name="T9">Proceedings of the 36</text:span><text:span text:style-name="T3">th</text:span><text:span text:style-name="T9"> ACM SIGMOD International Conference on Management of Data </text:span>(SIGMOD), pp. 983–998</text:p>
      <text:p text:style-name="P21">2014<text:tab/>* <text:span text:style-name="T6">M. Riondato</text:span>, D. García-Soriano, and F. Bonchi. Graph Summarization with Quality Guarantees. <text:span text:style-name="T9">Proceedings of the 14</text:span><text:span text:style-name="T3">th</text:span><text:span text:style-name="T9"> IEEE International Conference on Data Mining</text:span> (ICDM), pp. 947–952</text:p>
      <text:p text:style-name="P21">2014<text:tab/><text:span text:style-name="T6">M. Riondato</text:span>. Sampling-based Data Mining Algorithms: Modern Techniques and Case Studies. <text:span text:style-name="T9">Proceedings of the European Conference on Machine Learning and Principles and Practice of Knowledge Discovery in Databases </text:span>(ECML PKDD), pp. 516–519</text:p>
      <text:p text:style-name="P21">2014<text:tab/><text:span text:style-name="T6">M. Riondato</text:span> and F. Vandin. Finding the True Frequent Itemsets. <text:span text:style-name="T9">Proceedings of the 14</text:span><text:span text:style-name="T3">th</text:span><text:span text:style-name="T9"> SIAM International Conference on Data Mining</text:span> (SDM), pp. 497–505</text:p>
      <text:p text:style-name="P21">2014<text:tab/>* <text:span text:style-name="T6">M. Riondato</text:span> and E. M. Kornaropoulos. Fast Approximation of Betweenness Centrality through Sampling. <text:span text:style-name="T9">Proceedings of the 7</text:span><text:span text:style-name="T3">th</text:span><text:span text:style-name="T9"> ACM International Conference on Web Search and Data Mining</text:span> (WSDM), pp. 413–422</text:p>
      <text:p text:style-name="P21">2012<text:tab/>* <text:span text:style-name="T6">M. Riondato</text:span>, J. A. DeBrabant, R. Fonseca, and E. Upfal. PARMA: A Parallel Randomized Algorithm for Association Rules Mining in MapReduce. <text:span text:style-name="T9">Proceedings of the</text:span> <text:span text:style-name="T9">21</text:span><text:span text:style-name="T3">st</text:span><text:span text:style-name="T9"> ACM International Conference on Information and Knowledge Management</text:span> (CIKM), pp. 85–94</text:p>
      <text:p text:style-name="P21">2012<text:tab/><text:span text:style-name="T6">M. Riondato</text:span> and E. Upfal. Efficient Discovery of Association Rules and Frequent Itemsets through Sampling with Tight Performance Guarantees. <text:span text:style-name="T9">Proceedings of the European Conference on Machine Learning and Principles and Practice of Knowledge Discovery in Databases </text:span>(ECML PKDD), pp. 25–41</text:p>
      <text:p text:style-name="P21">2012<text:tab/>A. Pietracaprina, G. Pucci, <text:span text:style-name="T6">M. Riondato</text:span>, F. Silvestri, and E. Upfal. Space-round Tradeoffs for MapReduce Computations. <text:span text:style-name="T9">Proceedings of the 26</text:span><text:span text:style-name="T3">th</text:span><text:span text:style-name="T13"> </text:span><text:span text:style-name="T9">ACM </text:span><text:soft-page-break/><text:span text:style-name="T9">International Conference on Supercomputing</text:span> (ICS), pp. 235–244</text:p>
      <text:p text:style-name="P21">2012<text:tab/>M. Akdere, U. Çetintemel, <text:span text:style-name="T6">M. Riondato</text:span>, E. Upfal, and S. B. Zdonik. Learning-based Query Performance Modeling and Prediction. <text:span text:style-name="T9">Proceedings of the 28</text:span><text:span text:style-name="T3">th</text:span><text:span text:style-name="T9"> IEEE International Conference on Data Engineering</text:span> (ICDE), pp. 390–401</text:p>
      <text:p text:style-name="P21">2011<text:tab/>* <text:span text:style-name="T6">M. Riondato</text:span>, M. Akdere, U. Çetintemel, S. B. Zdonik, and E. Upfal. The VC-dimension of SQL Queries and Selectivity Estimation through Sampling. <text:span text:style-name="T9">Proceedings of the European Conference on Machine Learning and Principles and Practice of Knowledge Discovery in Databases</text:span> (ECML PKDD), pp. 661–676</text:p>
      <text:p text:style-name="P25">2011<text:tab/>M. Akdere, U. Çetintemel, <text:span text:style-name="T6">M. Riondato</text:span>, E. Upfal, and S. B. Zdonik. The Case for Predictive Database Systems: Opportunities and Challenges. <text:span text:style-name="T9">Proceedings of the 5</text:span><text:span text:style-name="T3">th</text:span><text:span text:style-name="T9"> Biennial Conference on Innovative Data System Research</text:span> (CIDR), pp. 167–174</text:p>
      <text:p text:style-name="normal"/>
      <text:p text:style-name="P3">Technical Reports</text:p>
      <text:p text:style-name="P3"/>
      <text:p text:style-name="P25"><text:span text:style-name="T14">2018<text:tab/></text:span><text:span text:style-name="T6">M. Riondato</text:span><text:span text:style-name="T14">.</text:span><text:span text:style-name="T6"> </text:span><text:span text:style-name="T14">Sharpe Ratio: Estimation, Confidence Intervals, and Hypothesis Testing. </text:span><text:span text:style-name="T10">Two Sigma Technical Report Series</text:span><text:span text:style-name="T14">, No. 2018-001. </text:span></text:p>
      <text:p text:style-name="normal"/>
      <text:p text:style-name="P3">Tutorials</text:p>
      <text:p text:style-name="normal"/>
      <text:p text:style-name="P23">2019<text:tab/>L. Pellegrina, <text:span text:style-name="T6">M. Riondato,</text:span><text:span text:style-name="T15"> F. Vandin. Hypothesis testing and statistically-sound pattern mining. ACM KDD‘19</text:span></text:p>
      <text:p text:style-name="P24">2016<text:tab/>F. Bonchi, G. De Francisci Morales, <text:span text:style-name="T6">M. Riondato</text:span><text:span text:style-name="T14">.</text:span> Centrality Measures in Big Graphs: Exact, Approximated, and Distributed Algorithms. WWW‘16</text:p>
      <text:p text:style-name="P24">2015<text:tab/><text:span text:style-name="T6">M. Riondato</text:span> and E. Upfal. VC-Dimension and Rademacher Averages: From Statistical Learning Theory to Sampling Algorithms. ACM KDD‘15, ECML PKDD‘15, ACM CIKM‘15</text:p>
      <text:p text:style-name="P6"/>
      <text:p text:style-name="P3"/>
      <text:p text:style-name="P3">AWARDS</text:p>
      <text:p text:style-name="normal"/>
      <text:p text:style-name="P30">201<text:span text:style-name="T22">8</text:span><text:tab/>Invited paper to the special issue of <text:span text:style-name="T22">Knowledge and Information Systems </text:span>for the best papers of <text:span text:style-name="T22">IEEE ICDM‘</text:span>18</text:p>
      <text:p text:style-name="P28">2018<text:tab/>Best Student Paper Award runner-up at IEEE International Conference on Data Mining (IEEE ICDM‘18)</text:p>
      <text:p text:style-name="P30">2018<text:tab/>Invited paper to the special issue of ACM Transactions on Knowledge Discovery from Data for the best papers of ACM KDD‘18</text:p>
      <text:p text:style-name="P28">2018<text:tab/>Invited Young Researcher to the 6<text:span text:style-name="T1">th</text:span> Heidelberg Laureate Forum</text:p>
      <text:p text:style-name="P28">2016<text:tab/>Best Student Paper Award (Research Track) at ACM SIGKDD International Conference on Knowledge Discovery and Data Mining (ACM KDD‘16)</text:p>
      <text:p text:style-name="P17">2014<text:tab/>Nominated for the ACM SIGKDD Doctoral Dissertation Award</text:p>
      <text:p text:style-name="P17"><text:soft-page-break/>2014<text:tab/>Best Student Poster Award at SIAM International Conference on Data Mining (SDM‘14)</text:p>
      <text:p text:style-name="P29">201<text:span text:style-name="T22">0</text:span><text:tab/><text:span text:style-name="T22">P</text:span>aper <text:span text:style-name="T22">selected for </text:span>the special issue of <text:span text:style-name="T22">Data Mining and Knowledge Discovery</text:span> for the best papers of <text:span text:style-name="T22">ECML PKDD’10</text:span></text:p>
      <text:p text:style-name="normal"/>
      <text:p text:style-name="normal"/>
      <text:p text:style-name="P3">GRANTS AND FELLOWSHIPS</text:p>
      <text:p text:style-name="normal"/>
      <text:p text:style-name="P17">2015<text:tab/>SIAM/NSF Early Career Travel Award to SIAM Intl. Conference on Data Mining</text:p>
      <text:p text:style-name="P17">2014<text:tab/>SIAM Travel Award to SIAM Intl. Conference on Data Mining</text:p>
      <text:p text:style-name="P17">2014<text:tab/>Brown University Dissertation Fellowship</text:p>
      <text:p text:style-name="P17">2013<text:tab/>Yahoo Research Barcelona Summer Internship</text:p>
      <text:p text:style-name="P17">2011<text:tab/>Italy MIUR Research Fellowship</text:p>
      <text:p text:style-name="P17">2009<text:tab/>Brown University Graduate Fellowship</text:p>
      <text:p text:style-name="normal"/>
      <text:p text:style-name="normal"/>
      <text:p text:style-name="P3">INVITED TALKS</text:p>
      <text:p text:style-name="P17"/>
      <text:p text:style-name="P31">2019<text:tab/>Pseudodimension for Data Analysis, <text:span text:style-name="T30">Workshop on </text:span>Data Science in Low-dimensional Spaces, Providence (RI, USA), May 17</text:p>
      <text:p text:style-name="P28">2018<text:tab/>MiSoSouP: Mining Interesting Subgroups with Sampling and Pseudodimension, Google Research NY, New York (NY, USA), December 4</text:p>
      <text:p text:style-name="P28">2018<text:tab/><text:span text:style-name="T18">Approximation Algorithms for Betweenness Centrality</text:span>, COMPSCI 134 – Networks, Harvard University, Cambridge (MA, USA), November 26</text:p>
      <text:p text:style-name="P28">2018<text:tab/>Data Mining: tasks, systems, challenges, and research directions, Amherst College, Amherst (MA, USA), November 5</text:p>
      <text:p text:style-name="P28">2018<text:tab/>Statistical Learning Theory meets Data Mining: Fast, High-quality, Sampling-based Approximation Algorithm, ISI Foundation, Turin (Italy), September 8</text:p>
      <text:p text:style-name="P28">2018<text:tab/>Sampling-based Approximation Algorithms for Data Analysis using Rademacher Averages, Theory of Computation Seminar, Harvard University, Cambridge (MA, USA), May 7</text:p>
      <text:p text:style-name="P28">2018<text:tab/>Statistical Learning Theory meets Data Mining: Fast, High-quality, Sampling-based Approximation Algorithms, Boston College, Chestnut Hill (MA, USA), January 31</text:p>
      <text:p text:style-name="P28">2018<text:tab/>Statistical Learning Theory meets Data Mining: Fast, High-quality, Sampling-based Approximation Algorithms, Amherst College, Amherst (MA, USA), January 25</text:p>
      <text:p text:style-name="P28">2017<text:tab/>Betweenness Centrality Estimation with Rademacher Averages, National Institute of Informatics, Tokyo (Japan), November 16</text:p>
      <text:p text:style-name="P28">2017<text:tab/>Betweenness Centrality Estimation with Rademacher Averages, Center for Data Science, New York University, New York (NY, USA), May 17</text:p>
      <text:p text:style-name="P28"><text:soft-page-break/>2017<text:tab/>Rademacher Averages: Theory and Practice, Dagstuhl Seminar 17141, Schloss Dagstuhl (Germany), April 6</text:p>
      <text:p text:style-name="P28">2017<text:tab/>Random Sampling for Data Mining: The Case of Triangles in Dynamic Streams, School of Computer Science, McGill University, Montreal (QB, Canada), February 21</text:p>
      <text:p text:style-name="P28">2017<text:tab/>Random Sampling for Data Mining: The Case of Triangles in Dynamic Streams, College of Computer and Information Science, Northeastern University, Boston (MA, USA), February 15</text:p>
      <text:p text:style-name="P28">2017<text:tab/>The Neverending Data – Streaming, Sampling, and Triangle Counting, Department of Computer Science, Amherst College, Amherst (MA, USA), January 27</text:p>
      <text:p text:style-name="P28">2016<text:tab/>Approximating Betweenness Centrality through Sampling with the Rademacher Averages, Boston University, Boston (MA, USA), November 18</text:p>
      <text:p text:style-name="P28">2016<text:tab/>Algorithmic Data Science = Theory + Practice, IEEE MIT Undergraduate Technology Research Conference, Massachusetts Institute of Technology, Cambridge (MA, USA), November 5</text:p>
      <text:p text:style-name="P28">2016<text:tab/>TRIÉST: Counting Local and Global Triangles in Fully-dynamic Streams with Fixed Memory Size, Database Group Meeting, Carnegie Mellon University, Pittsburgh (PA, USA), October 24</text:p>
      <text:p text:style-name="P28">2016<text:tab/>Approximating Betweenness Centrality through Sampling with the Rademacher Averages, Network Science Institute, Northeastern University, Boston (MA, USA), October 17</text:p>
      <text:p text:style-name="P28">2016<text:tab/>Graph Summarization with Quality Guarantees, Department of Information Engineering, University of Padua, Padua (Italy), September 26</text:p>
      <text:p text:style-name="P28">2016<text:tab/>ABRA: Venice, Sampling, and Betweenness Centrality Estimation, Social Impact through Network Science (SINS), Venice (Italy), June 8</text:p>
      <text:p text:style-name="P28">2015<text:tab/>Data is …, Stevens Institute of Technology, Hoboken (NJ, USA), December 12</text:p>
      <text:p text:style-name="P28">2015<text:tab/>Travel Pictures from Another World: Statistical Learning Theory Meets Data Mining, Monash University, Melbourne (Australia), October 28</text:p>
      <text:p text:style-name="P28">2015<text:tab/>Modern Sampling for Modern Data: The Case of Frequent Itemsets Mining, Two Sigma Investments, New York (NY, USA), March 5</text:p>
      <text:p text:style-name="P28">2014<text:tab/>Statistical Learning and Data Mining: A Lasting Marriage, Data Mining: Beyond The Horizon Workshop, University of Bristol, Bristol (UK), November 20</text:p>
      <text:p text:style-name="P28">2014<text:tab/>Efficient Frequent Itemsets Mining through Sampling, Database Research Group Seminar, University of Waterloo, Waterloo (ON, Canada), May 7</text:p>
      <text:p text:style-name="P28">2014<text:tab/>Efficient Frequent Itemsets Mining through Sampling, Database Group Seminar, MIT CSAIL, Cambridge (MA, USA), April 10</text:p>
      <text:p text:style-name="P28">2014<text:tab/>Taming the Challenges of Big Data with Statistical Data Analytics, Department of Computer Science, Boston College, Boston (MA, USA), February 7</text:p>
      <text:p text:style-name="P28">2013<text:tab/>Fast Betweenness Estimation through Sampling, Data Management Group Seminar, Boston University, Boston (MA, USA), October 17</text:p>
      <text:p text:style-name="P28"><text:soft-page-break/>2013<text:tab/>Fast Betweenness Estimation through Sampling, Lab Research Seminar, Yahoo! Labs Barcelona, Barcelona (Spain), June 13</text:p>
      <text:p text:style-name="P28">2013<text:tab/>Fast Betweenness Estimation through Sampling, Advanced Computing Group Talk, University of Padua, Padua (Italy), May 30</text:p>
      <text:p text:style-name="P28">2013<text:tab/>Statistical Learning Theory meets Knowledge Discovery, Brown CS Industrial Partners Program Symposium, Providence (RI, USA), April 25</text:p>
      <text:p text:style-name="P17">2011<text:tab/>Statistical Learning Theory meets Databases, Advanced Computing Group Talk, <text:tab/>University of Padua, Padua (Italy), June 24</text:p>
      <text:p text:style-name="P28">2010<text:tab/>Top-k Frequent Itemsets Mining through Sampling, Advanced Computing Group Talk, University of Padua, Padua (Italy), September 16</text:p>
      <text:p text:style-name="P28"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27">2017<text:tab/>National Institute of Informatics (Tokyo, Japan) – Visiting Researcher, November</text:p>
      <text:p text:style-name="P27">2015<text:tab/>Monash University (Melbourne, Australia) – Visiting Researcher, October</text:p>
      <text:p text:style-name="P27">2012<text:tab/>Sapienza University of Rome (Rome, Italy) – Visiting Ph.D. Student, June–September</text:p>
      <text:p text:style-name="P32">2011<text:tab/><text:tab/>University of Padua (Padua, Italy) – Research Fellow, June–September</text:p>
      <text:p text:style-name="P27">2010<text:tab/>Chalmers University of Technology (Gothenburg, Sweden) – Visiting Ph.D. Student, August</text:p>
      <text:p text:style-name="P33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38"><text:tab/><text:span text:style-name="T16">Network Science (spring 2020)</text:span></text:p>
      <text:p text:style-name="P38"><text:span text:style-name="T16"><text:tab/>Databases (fall 2019)</text:span></text:p>
      <text:p text:style-name="P37"><text:span text:style-name="T15"><text:tab/>Data Mining (spring 2019)</text:span></text:p>
      <text:p text:style-name="P39"><text:tab/>Introduction to Computer Science I – Instructor (spring 2019, <text:span text:style-name="T31">fall 2019, spring 2020</text:span>)</text:p>
      <text:p text:style-name="P3"/>
      <text:p text:style-name="P3">Brown University</text:p>
      <text:p text:style-name="normal"/>
      <text:p text:style-name="P34">Optimization Methods in Finance – Instructor (spring 2016, spring 2018)</text:p>
      <text:p text:style-name="P36">Probability and Computing – Teaching Assistant (fall 2010, spring 2012, spring 2013, spring 2014) </text:p>
      <text:p text:style-name="normal"/>
      <text:p text:style-name="normal"/>
      <text:p text:style-name="P5"><text:soft-page-break/>STUDENT SUPERVISION</text:p>
      <text:p text:style-name="P5"/>
      <text:p text:style-name="P44">Zhiyuan Jia, research assistant, Amherst College, Summer 2019</text:p>
      <text:p text:style-name="P44">Shukry Zablah, honors thesis, Amherst College, Summer 2019 – Ongoing</text:p>
      <text:p text:style-name="P43">Conrad Kuklinsky, research assistant, Amherst College, Spring 2019 – <text:span text:style-name="T32">Ongoing</text:span></text:p>
      <text:p text:style-name="P41">Sacha Servan-Schreiber, <text:span text:style-name="T32">research assistant</text:span>, Brown University, Spring – Fall 2018</text:p>
      <text:p text:style-name="P42">Cyrus Cousins, research intern, Labs team, Two Sigma Investments, Summer 2018</text:p>
      <text:p text:style-name="normal"/>
      <text:p text:style-name="normal"/>
      <text:p text:style-name="P3"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10">AAAI ‘19</text:p>
      <text:p text:style-name="P8">ACM CIKM ‘18, ‘17, ‘16, ‘15, ‘14</text:p>
      <text:p text:style-name="P11">ACM KDD ‘1<text:span text:style-name="T27">9</text:span>, ‘18, ‘17 (Senior PC), ‘16, ‘15</text:p>
      <text:p text:style-name="P8">ACM WSDM ‘19, ‘17</text:p>
      <text:p text:style-name="P13">ECML PKDD ‘1<text:span text:style-name="T28">9</text:span>,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12"><text:span text:style-name="T26">IJCAI</text:span> ‘19</text:p>
      <text:p text:style-name="P14">NetSci ‘19</text:p>
      <text:p text:style-name="P15">Ne<text:span text:style-name="T29">urIPS</text:span> ‘19</text:p>
      <text:p text:style-name="P8">SIAM SDM ‘19</text:p>
      <text:p text:style-name="P8">WWW ‘19, ‘18, ‘17, ‘16</text:p>
      <text:p text:style-name="normal"><text:soft-page-break/></text:p>
      <text:p text:style-name="P3">Journal Reviewing</text:p>
      <text:p text:style-name="normal"/>
      <text:p text:style-name="P17"><text:span text:style-name="T9">ACM Transactions on Database Systems </text:span><text:span text:style-name="T12">(TODS)</text:span></text:p>
      <text:p text:style-name="P17"><text:span text:style-name="T9">ACM Transactions on Information Systems </text:span>(TOIS)</text:p>
      <text:p text:style-name="P17"><text:span text:style-name="T9">ACM Transactions on Knowledge Discovery from Data </text:span>(TKDD)</text:p>
      <text:p text:style-name="P17"><text:span text:style-name="T9">Data Mining and Knowledge Discovery </text:span>(DMKD/DAMI)</text:p>
      <text:p text:style-name="P17"><text:span text:style-name="T8">Discrete Applied Mathematics</text:span> (DAM)</text:p>
      <text:p text:style-name="P17"><text:span text:style-name="T9">Engineering Applications of Artificial Intelligence </text:span>(EAAI)</text:p>
      <text:p text:style-name="P17"><text:span text:style-name="T9">Expert Systems with Applications</text:span> (ESWA)</text:p>
      <text:p text:style-name="P17"><text:span text:style-name="T8">Journal of Parallel and Distributed Computing</text:span> (JPDC)</text:p>
      <text:p text:style-name="P17"><text:span text:style-name="T9">Knowledge and Information Systems</text:span> (KAIS)</text:p>
      <text:p text:style-name="P17"><text:span text:style-name="T9">IEEE Transactions on Knowledge and Data Engineering</text:span> (TKDE)</text:p>
      <text:p text:style-name="P17"><text:span text:style-name="T9">IEEE Transactions on Network Science and Engineering</text:span> (TNSE)</text:p>
      <text:p text:style-name="P17"><text:span text:style-name="T9">IEEE Transactions on Parallel and Distributed Systems</text:span> (TPDS)</text:p>
      <text:p text:style-name="P17"><text:span text:style-name="T9">IEEE Transactions on Services Computing</text:span> (TSC)</text:p>
      <text:p text:style-name="P17"><text:span text:style-name="T9">Machine Learning</text:span> (Mach. Learn.)</text:p>
      <text:p text:style-name="P20">PeerJ Computer Science</text:p>
      <text:p text:style-name="P18">PLOS ONE</text:p>
      <text:p text:style-name="P19">The Computer Journal</text:p>
      <text:p text:style-name="P17"><text:span text:style-name="T9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16">SDM ‘19 – Patterns</text:p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<text:soft-page-break/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17">Brown University Graduate Council – Student Representative, 9/2011 – 9/2013</text:p>
      <text:p text:style-name="P17">Brown University Graduate Student Council – President, 4/2011 – 12/2012</text:p>
      <text:p text:style-name="P17">Brown University Strategic Planning Committee on Doctoral Education – Student <text:tab/>Representative, 9/2012 – 5/2013</text:p>
      <text:p text:style-name="P17">Brown University New Scientist Program Graduate–Undergraduate Mentoring Initiative – 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34">Teaching Certificate I: Reflective Teaching</text:p>
      <text:p text:style-name="P17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35">Special Interest Group on Management of Data (SIGMOD)</text:p>
      <text:p text:style-name="P17"><text:tab/>Special Interest Group on Algorithms and Computation Theory (SIGACT)</text:p>
      <text:p text:style-name="normal">Institute of Electrical and Electronic Engineers (IEEE), 2012 – present</text:p>
      <text:p text:style-name="P17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<text:soft-page-break/>This revision was created on <text:time style:data-style-name="N10076" text:time-value="2019-05-29T07:43:23.217458585">May 29, 2019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5</meta:editing-cycles>
    <meta:print-date>2018-08-14T14:26:00</meta:print-date>
    <meta:creation-date>2016-10-14T10:47:00</meta:creation-date>
    <dc:date>2019-05-29T07:42:22.270817980</dc:date>
    <meta:editing-duration>PT2H56M38S</meta:editing-duration>
    <meta:generator>LibreOffice/6.2.0.3$MacOSX_X86_64 LibreOffice_project/98c6a8a1c6c7b144ce3cc729e34964b47ce25d62</meta:generator>
    <meta:document-statistic meta:table-count="0" meta:image-count="0" meta:object-count="0" meta:page-count="11" meta:paragraph-count="206" meta:word-count="2559" meta:character-count="18299" meta:non-whitespace-character-count="15922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